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0dc9" officeooo:paragraph-rsid="001f0dc9"/>
    </style:style>
    <style:style style:name="P2" style:family="paragraph" style:parent-style-name="Standard">
      <style:text-properties officeooo:paragraph-rsid="00223c4d"/>
    </style:style>
    <style:style style:name="P3" style:family="paragraph" style:parent-style-name="Standard">
      <style:text-properties fo:font-style="normal" style:text-underline-style="none" fo:font-weight="normal" officeooo:rsid="00248448" officeooo:paragraph-rsid="002641cf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style:text-underline-style="none" fo:font-weight="normal" officeooo:rsid="0026c3c9" officeooo:paragraph-rsid="0026c3c9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style:text-underline-style="none" fo:font-weight="normal" officeooo:rsid="00277eff" officeooo:paragraph-rsid="00277eff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text-underline-style="none" fo:font-weight="normal" officeooo:rsid="0029d31d" officeooo:paragraph-rsid="0029d31d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text-underline-style="none" fo:font-weight="bold" officeooo:rsid="001f0dc9" officeooo:paragraph-rsid="00277eff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style:text-underline-style="none" fo:font-weight="bold" officeooo:rsid="0026c3c9" officeooo:paragraph-rsid="0026c3c9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style:text-underline-style="none" fo:font-weight="bold" officeooo:rsid="00277eff" officeooo:paragraph-rsid="00277eff" style:font-style-asian="normal" style:font-weight-asian="bold" style:font-style-complex="normal" style:font-weight-complex="bold"/>
    </style:style>
    <style:style style:name="P10" style:family="paragraph" style:parent-style-name="Standard">
      <style:text-properties officeooo:rsid="00248448" officeooo:paragraph-rsid="00277eff"/>
    </style:style>
    <style:style style:name="P11" style:family="paragraph" style:parent-style-name="Standard">
      <style:text-properties officeooo:rsid="002369db" officeooo:paragraph-rsid="002369db"/>
    </style:style>
    <style:style style:name="P12" style:family="paragraph" style:parent-style-name="Standard">
      <style:text-properties fo:font-style="normal" style:text-underline-style="none" fo:font-weight="normal" officeooo:rsid="0020b7c0" officeooo:paragraph-rsid="00223c4d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normal" officeooo:rsid="002bb3b5" officeooo:paragraph-rsid="002bb3b5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none" fo:font-weight="normal" officeooo:rsid="002bb3b5" officeooo:paragraph-rsid="002e2761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none" fo:font-weight="normal" officeooo:rsid="00277eff" officeooo:paragraph-rsid="002e2761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none" fo:font-weight="normal" officeooo:rsid="0029d31d" officeooo:paragraph-rsid="002e2761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language="zxx" fo:country="none" fo:font-style="normal" style:text-underline-style="none" fo:font-weight="bold" officeooo:rsid="00277eff" officeooo:paragraph-rsid="002e2761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20b7c0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237e29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officeooo:rsid="00223c4d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officeooo:rsid="0023c39b" style:font-style-asian="normal" style:font-weight-asian="normal" style:font-style-complex="normal" style:font-weight-complex="normal"/>
    </style:style>
    <style:style style:name="T6" style:family="text">
      <style:text-properties fo:font-style="italic" style:text-underline-style="none" fo:font-weight="normal" officeooo:rsid="00223c4d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officeooo:rsid="00277eff"/>
    </style:style>
    <style:style style:name="T10" style:family="text">
      <style:text-properties officeooo:rsid="002e276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koll<text:span text:style-name="T9">e Bugtesting</text:span></text:p>
      <text:p text:style-name="P1">P-Seminar Informatik</text:p>
      <text:p text:style-name="P1"/>
      <text:p text:style-name="P10"><text:a xlink:type="simple" xlink:href="https://github.com/Rexjek/Rithmomachie/blob/master/bugs" text:style-name="Internet_20_link" text:visited-style-name="Visited_20_Internet_20_Link"><text:span text:style-name="T3">h</text:span></text:a><text:a xlink:type="simple" xlink:href="https://github.com/Rexjek/Rithmomachie/blob/master/bugs" text:style-name="Internet_20_link" text:visited-style-name="Visited_20_Internet_20_Link">ttps://github.com/Rexjek/Rithmomachie/blob/master/bugs</text:a><text:span text:style-name="T1"> 1.4.5a.txt</text:span></text:p>
      <text:p text:style-name="P1"/>
      <text:p text:style-name="P7">04.06.2018</text:p>
      <text:p text:style-name="P1">Paul Morgenthaler / Max Baumann</text:p>
      <text:p text:style-name="P12"/>
      <text:p text:style-name="P2"><text:span text:style-name="T2">1. Bestätigung der bestehenden Bugs </text:span><text:span text:style-name="T6">(siehe Dokument: </text:span><text:span text:style-name="Strong_20_Emphasis"><text:span text:style-name="T8">bugs</text:span></text:span><text:span text:style-name="Strong_20_Emphasis"><text:span text:style-name="T7"> </text:span></text:span><text:span text:style-name="Strong_20_Emphasis"><text:span text:style-name="T8">1.4.5a.txt</text:span></text:span><text:span text:style-name="T6">)</text:span></text:p>
      <text:p text:style-name="P11"><text:span text:style-name="T4">Ü</text:span><text:span text:style-name="T1">berarbeitung des Dokuments mit "#" für behoben, "." für nicht behoben, "</text:span><text:span text:style-name="T5">+" für neue Bugs</text:span><text:span text:style-name="T1"> </text:span></text:p>
      <text:p text:style-name="P3"/>
      <text:p text:style-name="P8">11.06.2018</text:p>
      <text:p text:style-name="P4">Max Baumann</text:p>
      <text:p text:style-name="P4"/>
      <text:p text:style-name="P4">Hinzu<text:span text:style-name="T9">f</text:span>ügen von diversen gefundenen Bugs in das oben verlinkte Dokument</text:p>
      <text:p text:style-name="P4"/>
      <text:p text:style-name="P9">18.06.2018</text:p>
      <text:p text:style-name="P5">Paul Morgenthaler / Max Baumann</text:p>
      <text:p text:style-name="P5"/>
      <text:p text:style-name="P6">Suchen nach neuen Bugs schwerfällig, Verallgemeinerung der bereits bestehenden Bugs.</text:p>
      <text:p text:style-name="P13">Aktualisierung der Bugliste auf <text:s/>Basis von Version 1.4.6.rar</text:p>
      <text:p text:style-name="P13"/>
      <text:p text:style-name="P17">25.06.2018</text:p>
      <text:p text:style-name="P15">Paul Morgenthaler / Max Baumann</text:p>
      <text:p text:style-name="P15"/>
      <text:p text:style-name="P14">Aktualisierung der Bugliste auf <text:s/>Basis von Version 1.4.6.rar</text:p>
      <text:p text:style-name="P16">Suchen nach neuen Bugs <text:span text:style-name="T10">aufgrund neuer Version 1.4.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5M16S</meta:editing-duration>
    <meta:editing-cycles>13</meta:editing-cycles>
    <meta:generator>LibreOffice/5.4.2.2$Windows_X86_64 LibreOffice_project/22b09f6418e8c2d508a9eaf86b2399209b0990f4</meta:generator>
    <dc:date>2018-06-25T14:38:12.135000000</dc:date>
    <meta:document-statistic meta:table-count="0" meta:image-count="0" meta:object-count="0" meta:page-count="1" meta:paragraph-count="18" meta:word-count="95" meta:character-count="735" meta:non-whitespace-character-count="655"/>
    <meta:user-defined meta:name="Info 1"/>
    <meta:user-defined meta:name="Info 2"/>
    <meta:user-defined meta:name="Info 3"/>
    <meta:user-defined meta:name="Info 4"/>
  </office:meta>
</office:document-meta>
</file>